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4B000000239F84B7B03920EE919.png" manifest:media-type="image/png"/>
  <manifest:file-entry manifest:full-path="Pictures/100002010000048B0000022826BF0AB0ACDDE89E.png" manifest:media-type="image/png"/>
  <manifest:file-entry manifest:full-path="Pictures/10000201000003150000017CA6B9D07A52A4ED1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0.512cm" svg:y="-0.624cm" svg:width="16.487cm" svg:height="7.939cm" draw:z-index="0"><draw:image xlink:href="Pictures/10000201000003150000017CA6B9D07A52A4ED16.png" xlink:type="simple" xlink:show="embed" xlink:actuate="onLoad"/></draw:frame><draw:frame draw:style-name="fr1" draw:name="Image1" text:anchor-type="paragraph" svg:x="0.192cm" svg:y="7.918cm" svg:width="17.022cm" svg:height="8.077cm" draw:z-index="1"><draw:image xlink:href="Pictures/100002010000048B0000022826BF0AB0ACDDE89E.png" xlink:type="simple" xlink:show="embed" xlink:actuate="onLoad"/></draw:frame><draw:frame draw:style-name="fr1" draw:name="Image2" text:anchor-type="paragraph" svg:x="0.231cm" svg:y="16.813cm" svg:width="16.925cm" svg:height="8.024cm" draw:z-index="2"><draw:image xlink:href="Pictures/10000201000004B000000239F84B7B03920EE9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09:48:41.353314881</meta:creation-date>
    <dc:date>2016-05-07T09:57:36.806874312</dc:date>
    <meta:editing-duration>PT1M27S</meta:editing-duration>
    <meta:editing-cycles>2</meta:editing-cycles>
    <meta:generator>LibreOffice/5.1.2.1.0$Linux_x86 LibreOffice_project/10m0$Build-1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